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umpy==1.21.4</text:p>
      <text:p text:style-name="Normal">pandas==1.3.4</text:p>
      <text:p text:style-name="Normal">pydeck==0.7.1</text:p>
      <text:p text:style-name="Normal">requests==2.26.0</text:p>
      <text:p text:style-name="Normal">streamlit==1.5.1</text:p>
      <text:p text:style-name="Normal">click==8.0.3<text:s/></text:p>
      <text:p text:style-name="Normal">plotly==5.6.0</text:p>
      <text:p text:style-name="Normal">matplotlib==3.5.0</text:p>
      <text:p text:style-name="Normal">gmplot==1.4.1</text:p>
      <text:p text:style-name="Normal">altair==4.2.0</text:p>
      <text:p text:style-name="Normal">seaborn==0.11.2</text:p>
      <text:p text:style-name="Normal">openpyxl==3.0.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or Quah</meta:initial-creator>
    <dc:creator>Conor Quah</dc:creator>
    <meta:creation-date>2022-08-11T15:29:00Z</meta:creation-date>
    <dc:date>2022-08-11T15:30:00Z</dc:date>
    <meta:template xlink:href="Normal" xlink:type="simple"/>
    <meta:editing-cycles>1</meta:editing-cycles>
    <meta:editing-duration>PT60S</meta:editing-duration>
    <meta:document-statistic meta:page-count="1" meta:paragraph-count="1" meta:word-count="27" meta:character-count="181" meta:row-count="1" meta:non-whitespace-character-count="155"/>
  </office:meta>
</office:document-meta>
</file>